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="Arrow" draw:marker-end-width="0.559cm" draw:fill="solid" draw:fill-color="#0000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049cm" svg:height="1.397cm" svg:x="1.335cm" svg:y="1.89cm">
          <draw:text-box>
            <text:p text:style-name="P1"><text:span text:style-name="T1">Participation State Machine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461cm" svg:height="5.461cm" svg:x="17.037cm" svg:y="17.574cm">
          <text:p text:style-name="P1"><text:span text:style-name="T1">Token</text:span></text:p>
          <text:p text:style-name="P1"><text:span text:style-name="T1">Ver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5.461cm" svg:height="5.461cm" svg:x="34.055cm" svg:y="17.574cm">
          <text:p text:style-name="P1"><text:span text:style-name="T1">Poll</text:span></text:p>
          <text:p text:style-name="P1"><text:span text:style-name="T1">Vo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2.92cm" svg:x1="19.768cm" svg:y1="23.035cm" svg:x2="36.786cm" svg:y2="23.035cm" draw:start-shape="id1" draw:start-glue-point="8" draw:end-shape="id2" draw:end-glue-point="8" svg:d="M19768 23035c0 5206 17018 5206 17018 0" svg:viewBox="0 0 17019 3906">
          <text:p/>
        </draw:connector>
        <draw:connector draw:style-name="gr4" draw:text-style-name="P1" draw:layer="layout" draw:type="curve" draw:line-skew="-2.918cm" svg:x1="36.786cm" svg:y1="17.574cm" svg:x2="19.767cm" svg:y2="17.574cm" draw:start-shape="id2" draw:start-glue-point="4" draw:end-shape="id1" svg:d="M36786 17574c0-5206-17019-5206-17019 0" svg:viewBox="0 0 17020 3905">
          <text:p/>
        </draw:connector>
        <draw:connector draw:style-name="gr4" draw:text-style-name="P1" draw:layer="layout" draw:type="curve" draw:line-skew="3.059cm -3.849cm" svg:x1="19.768cm" svg:y1="23.035cm" svg:x2="17.037cm" svg:y2="20.305cm" draw:start-shape="id1" draw:start-glue-point="8" draw:end-shape="id1" draw:end-glue-point="6" svg:d="M19768 23035c0 5415-3567 4513-5900 2477s-3434-5207 3169-5207" svg:viewBox="0 0 7714 6796">
          <text:p/>
        </draw:connector>
        <draw:frame draw:style-name="gr1" draw:text-style-name="P3" draw:layer="layout" svg:width="5.207cm" svg:height="1.397cm" svg:x="25.765cm" svg:y="27.797cm">
          <draw:text-box>
            <text:p text:style-name="P3"><text:span text:style-name="T1">valid token</text:span></text:p>
          </draw:text-box>
        </draw:frame>
        <draw:frame draw:style-name="gr1" draw:text-style-name="P3" draw:layer="layout" svg:width="6.223cm" svg:height="1.397cm" svg:x="9.255cm" svg:y="26.273cm">
          <draw:text-box>
            <text:p text:style-name="P3"><text:span text:style-name="T1">invalid token</text:span></text:p>
          </draw:text-box>
        </draw:frame>
        <draw:frame draw:style-name="gr1" draw:text-style-name="P3" draw:layer="layout" svg:width="5.207cm" svg:height="1.397cm" svg:x="25.892cm" svg:y="12.176cm">
          <draw:text-box>
            <text:p text:style-name="P3"><text:span text:style-name="T1">submit po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9T21:57:54.176331558</dc:date>
    <dc:creator>darjeeling </dc:creator>
    <meta:editing-duration>PT25M21S</meta:editing-duration>
    <meta:editing-cycles>10</meta:editing-cycles>
    <meta:generator>LibreOffice/4.2.6.3$Linux_X86_64 LibreOffice_project/420m0$Build-3</meta:generator>
    <meta:document-statistic meta:object-count="11"/>
  </office:meta>
</office:document-meta>
</file>